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1a0" officeooo:paragraph-rsid="0000d1a0"/>
    </style:style>
    <style:style style:name="P2" style:family="paragraph" style:parent-style-name="Standard" style:list-style-name="L1">
      <style:text-properties officeooo:rsid="0000d1a0" officeooo:paragraph-rsid="0000d1a0"/>
    </style:style>
    <style:style style:name="P3" style:family="paragraph" style:parent-style-name="Standard">
      <style:text-properties officeooo:rsid="0000d1a0" officeooo:paragraph-rsid="0004034c"/>
    </style:style>
    <style:style style:name="P4" style:family="paragraph" style:parent-style-name="Standard">
      <style:text-properties officeooo:rsid="0002383c" officeooo:paragraph-rsid="0002383c"/>
    </style:style>
    <style:style style:name="P5" style:family="paragraph" style:parent-style-name="Standard" style:list-style-name="L1">
      <style:text-properties officeooo:rsid="0002383c" officeooo:paragraph-rsid="0002383c"/>
    </style:style>
    <style:style style:name="P6" style:family="paragraph" style:parent-style-name="Standard">
      <style:text-properties officeooo:rsid="00028376" officeooo:paragraph-rsid="00028376"/>
    </style:style>
    <style:style style:name="P7" style:family="paragraph" style:parent-style-name="Standard" style:list-style-name="L1">
      <style:text-properties officeooo:rsid="00028376" officeooo:paragraph-rsid="00028376" fo:background-color="#ffff00"/>
    </style:style>
    <style:style style:name="P8" style:family="paragraph" style:parent-style-name="Standard" style:list-style-name="L1">
      <style:text-properties officeooo:rsid="00028376" officeooo:paragraph-rsid="00028376" fo:background-color="#ffffff"/>
    </style:style>
    <style:style style:name="P9" style:family="paragraph" style:parent-style-name="Standard" style:list-style-name="L1">
      <style:text-properties officeooo:rsid="0004034c" officeooo:paragraph-rsid="0004034c" fo:background-color="#ffffff"/>
    </style:style>
    <style:style style:name="P10" style:family="paragraph" style:parent-style-name="Standard">
      <style:text-properties officeooo:rsid="0004034c" officeooo:paragraph-rsid="0004034c" fo:background-color="#ffffff"/>
    </style:style>
    <style:style style:name="P11" style:family="paragraph" style:parent-style-name="Standard" style:list-style-name="L1">
      <style:text-properties officeooo:rsid="000473d4" officeooo:paragraph-rsid="000473d4" fo:background-color="#ffffff"/>
    </style:style>
    <style:style style:name="P12" style:family="paragraph" style:parent-style-name="Standard">
      <style:text-properties officeooo:rsid="0004034c" officeooo:paragraph-rsid="0004034c"/>
    </style:style>
    <style:style style:name="P13" style:family="paragraph" style:parent-style-name="Standard">
      <style:text-properties officeooo:rsid="000473d4" officeooo:paragraph-rsid="000473d4"/>
    </style:style>
    <style:style style:name="P14" style:family="paragraph" style:parent-style-name="Standard">
      <style:text-properties style:text-position="0% 100%" fo:font-weight="bold" officeooo:rsid="0000d1a0" officeooo:paragraph-rsid="0000d1a0" style:font-weight-asian="bold" style:font-weight-complex="bold"/>
    </style:style>
    <style:style style:name="P15" style:family="paragraph" style:parent-style-name="Text_20_body">
      <style:text-properties fo:color="#ff0000" fo:font-size="13.5pt"/>
    </style:style>
    <style:style style:name="P16" style:family="paragraph" style:parent-style-name="Text_20_body">
      <style:text-properties fo:color="#ff0000" fo:font-size="13.5pt" officeooo:rsid="000473d4" officeooo:paragraph-rsid="000473d4"/>
    </style:style>
    <style:style style:name="P17" style:family="paragraph" style:parent-style-name="Heading_20_4">
      <style:text-properties fo:color="#ff0000" fo:font-size="13.5pt"/>
    </style:style>
    <style:style style:name="T1" style:family="text">
      <style:text-properties fo:background-color="#ffff66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4">Scientific Communication and Scientific Writing</text:h>
      <text:p text:style-name="P15"/>
      <text:p text:style-name="P16">Lecture 0, Motivation, not axam stuff (?)</text:p>
      <text:p text:style-name="Standard"/>
      <text:list xml:id="list4147627868458959257" text:style-name="L1">
        <text:list-item>
          <text:p text:style-name="P2">What is science?</text:p>
        </text:list-item>
        <text:list-item>
          <text:p text:style-name="P2">Main form of scientific documents?</text:p>
          <text:list>
            <text:list-item>
              <text:p text:style-name="P2">Research article</text:p>
            </text:list-item>
          </text:list>
        </text:list-item>
        <text:list-item>
          <text:p text:style-name="P2">Main types of collections of articles published jointly:</text:p>
          <text:list>
            <text:list-item>
              <text:p text:style-name="P2">Proceedings of conferences (and other scientific events)</text:p>
            </text:list-item>
            <text:list-item>
              <text:p text:style-name="P2">Volumes of journals (and other scientific periodicals)</text:p>
            </text:list-item>
          </text:list>
        </text:list-item>
        <text:list-item>
          <text:p text:style-name="P2">Other document types relevant in this context:</text:p>
          <text:list>
            <text:list-item>
              <text:p text:style-name="P2">Textbooks and other monographs</text:p>
            </text:list-item>
            <text:list-item>
              <text:p text:style-name="P2">Academic theses</text:p>
            </text:list-item>
            <text:list-item>
              <text:p text:style-name="P2">Research reports</text:p>
            </text:list-item>
          </text:list>
        </text:list-item>
        <text:list-item>
          <text:p text:style-name="P5">digital library</text:p>
          <text:list>
            <text:list-item>
              <text:p text:style-name="P5">The ACM DL</text:p>
            </text:list-item>
            <text:list-item>
              <text:p text:style-name="P5"/>
            </text:list-item>
          </text:list>
        </text:list-item>
        <text:list-item>
          <text:p text:style-name="P5">physical library</text:p>
        </text:list-item>
        <text:list-item>
          <text:p text:style-name="P5">Dedicated Science Search Engine</text:p>
          <text:list>
            <text:list-item>
              <text:p text:style-name="P5">Google Scholar</text:p>
              <text:list>
                <text:list-item>
                  <text:p text:style-name="P5">as a digital catalogue</text:p>
                </text:list-item>
              </text:list>
            </text:list-item>
          </text:list>
        </text:list-item>
        <text:list-item>
          <text:p text:style-name="P7">„success“ of publications is measured with increasing sophistication S.23<text:tab/>(???)</text:p>
        </text:list-item>
        <text:list-item>
          <text:p text:style-name="P8">A new subarea of research:</text:p>
          <text:list>
            <text:list-item>
              <text:p text:style-name="P8">Investigating scientific publications scientifically</text:p>
            </text:list-item>
          </text:list>
        </text:list-item>
        <text:list-item>
          <text:p text:style-name="P8">Recent example of a Conference in the Database field?</text:p>
          <text:list>
            <text:list-item>
              <text:p text:style-name="P8">ADBIS 2017 (advanced database and information systems)</text:p>
            </text:list-item>
            <text:list-item>
              <text:p text:style-name="P9">where will it's proceeding be published?</text:p>
              <text:list>
                <text:list-item>
                  <text:p text:style-name="P9">In the series Lecture Notes in Computer Science (LNCS)</text:p>
                </text:list-item>
                <text:list-item>
                  <text:p text:style-name="P9">where is LNCS published?</text:p>
                  <text:list>
                    <text:list-item>
                      <text:p text:style-name="P9">in Springer digital library SpringerLink</text:p>
                    </text:list-item>
                  </text:list>
                </text:list-item>
                <text:list-item>
                  <text:p text:style-name="P9">best paper with students as first authors:</text:p>
                  <text:list>
                    <text:list-item>
                      <text:p text:style-name="P9">will receive an award</text:p>
                    </text:list-item>
                  </text:list>
                </text:list-item>
                <text:list-item>
                  <text:p text:style-name="P9">best papers of the main conference:</text:p>
                  <text:list>
                    <text:list-item>
                      <text:p text:style-name="P9">will be invited for submission in special issues of ISI-indexed Jornals Information System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0310407986246" text:continue-numbering="true" text:style-name="L1">
        <text:list-item>
          <text:p text:style-name="P9">Ranking of conferences (Computer Science Conference Rank)?</text:p>
          <text:list>
            <text:list-item>
              <text:p text:style-name="P9">By a Ranking service called LIPN</text:p>
            </text:list-item>
            <text:list-item>
              <text:p text:style-name="P11">questions: </text:p>
              <text:list>
                <text:list-item>
                  <text:p text:style-name="P11">is this any reliable?</text:p>
                </text:list-item>
                <text:list-item>
                  <text:p text:style-name="P11">What does 'B' means?</text:p>
                </text:list-item>
                <text:list-item>
                  <text:p text:style-name="P11">What about the quality of those who judge about papers at a conference (e.g the ADBIS) <text:tab/><text:tab/><text:span text:style-name="T1">S.30 nochmal anschauen</text:span></text:p>
                  <text:list>
                    <text:list-item>
                      <text:p text:style-name="P11">program Chairs</text:p>
                    </text:list-item>
                    <text:list-item>
                      <text:p text:style-name="P11">Workshop Chairs</text:p>
                    </text:list-item>
                    <text:list-item>
                      <text:p text:style-name="P11">Proceedings Chair</text:p>
                    </text:list-item>
                    <text:list-item>
                      <text:p text:style-name="P11"><text:soft-page-break/>Doctoral Consortium Chairs</text:p>
                    </text:list-item>
                    <text:list-item>
                      <text:p text:style-name="P11">Program Committe</text:p>
                      <text:list>
                        <text:list-item>
                          <text:p text:style-name="P11">90 members</text:p>
                        </text:list-item>
                        <text:list-item>
                          <text:p text:style-name="P11">altogether responsible for evaluation quality of submissions</text:p>
                        </text:list-item>
                        <text:list-item>
                          <text:p text:style-name="P11">Head of Program Committe select Program Chairs members making final decision about accepted paper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13">Lecture 1, How do scientifics communicate among each oth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Vokalen:</text:p>
      <text:p text:style-name="P1">competing= konkurrieren</text:p>
      <text:p text:style-name="P1">invention= Erfindung</text:p>
      <text:p text:style-name="P1">claim= angeben, aussagen, behaupten</text:p>
      <text:p text:style-name="P1">to advise= beraten</text:p>
      <text:p text:style-name="P1">appropriate= richtig, sachgerecht, dazugehörig</text:p>
      <text:p text:style-name="P1">to submit= vorlegen, absenden, abschicken</text:p>
      <text:p text:style-name="P12">submission= Einreichung, Vorlage</text:p>
      <text:p text:style-name="P1">jointly= gemeinsam, zusammen, gemeinschaftlich</text:p>
      <text:p text:style-name="P1">Proceedings= Berichte, Sitzungen, Protokoll</text:p>
      <text:p text:style-name="P1">periodicals= Zeitschriften</text:p>
      <text:p text:style-name="P1">monographs=</text:p>
      <text:p text:style-name="P4">disappearing=verschwinden, wegfallen</text:p>
      <text:p text:style-name="P4">entirely=vollkommen</text:p>
      <text:p text:style-name="P4">free of charge= kostenlos</text:p>
      <text:p text:style-name="P4">search engines= Suchmaschinen</text:p>
      <text:p text:style-name="P4">dedicated=zweckbestimmend</text:p>
      <text:p text:style-name="P4">trace= die Spur</text:p>
      <text:p text:style-name="P4">to trace= nachspüren, ausfindig machen, abpausen</text:p>
      <text:p text:style-name="P4">competition= der Wettbewerb</text:p>
      <text:p text:style-name="P6">enormous amount= große Anzahl</text:p>
      <text:p text:style-name="P6">to reject= ablehnen</text:p>
      <text:p text:style-name="P6">sophistication= Perfektion, Verfeinerung, Eleganz</text:p>
      <text:p text:style-name="P6">Investigating= Erforschung, Untersuchung</text:p>
      <text:p text:style-name="P6">recent= neueste</text:p>
      <text:p text:style-name="P6">outdated = veralted, altmodisch</text:p>
      <text:p text:style-name="P12">be supposed to= sollen</text:p>
      <text:p text:style-name="P12">award= Auszeichnung, Preis</text:p>
      <text:p text:style-name="P13">among= unter</text:p>
      <text:p text:style-name="P13">among each other= untereinan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2:45:35.209916948</meta:creation-date>
    <dc:date>2017-05-06T14:03:09.455764005</dc:date>
    <meta:editing-duration>PT1M40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3" meta:paragraph-count="77" meta:word-count="384" meta:character-count="2605" meta:non-whitespace-character-count="2338"/>
  </office:meta>
</office:document-meta>
</file>